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7298" officeooo:paragraph-rsid="001d7298" style:font-weight-asian="bold" style:font-weight-complex="bold"/>
    </style:style>
    <style:style style:name="P2" style:family="paragraph" style:parent-style-name="Standard">
      <style:text-properties fo:font-weight="bold" officeooo:rsid="001eacea" officeooo:paragraph-rsid="001eacea" style:font-weight-asian="bold" style:font-weight-complex="bold"/>
    </style:style>
    <style:style style:name="P3" style:family="paragraph" style:parent-style-name="Standard">
      <style:text-properties fo:font-weight="bold" officeooo:rsid="0020500f" officeooo:paragraph-rsid="0020500f" style:font-weight-asian="bold" style:font-weight-complex="bold"/>
    </style:style>
    <style:style style:name="P4" style:family="paragraph" style:parent-style-name="Standard">
      <style:text-properties officeooo:rsid="001eacea" officeooo:paragraph-rsid="001eacea"/>
    </style:style>
    <style:style style:name="P5" style:family="paragraph" style:parent-style-name="Standard">
      <style:text-properties officeooo:rsid="0020500f" officeooo:paragraph-rsid="0020500f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officeooo:rsid="0020500f" officeooo:paragraph-rsid="0020500f"/>
    </style:style>
    <style:style style:name="P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0500f" officeooo:paragraph-rsid="0020500f"/>
    </style:style>
    <style:style style:name="P8" style:family="paragraph" style:parent-style-name="Standard">
      <style:text-properties officeooo:rsid="0020500f" officeooo:paragraph-rsid="0026d9a0"/>
    </style:style>
    <style:style style:name="P9" style:family="paragraph" style:parent-style-name="Standard">
      <style:text-properties officeooo:rsid="0021f373" officeooo:paragraph-rsid="0021f373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1f373" officeooo:paragraph-rsid="0021f373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1f373" officeooo:paragraph-rsid="0021f373"/>
    </style:style>
    <style:style style:name="P12" style:family="paragraph" style:parent-style-name="Standard">
      <style:text-properties officeooo:rsid="0021f373" officeooo:paragraph-rsid="003c909d"/>
    </style:style>
    <style:style style:name="P13" style:family="paragraph" style:parent-style-name="Standard">
      <style:text-properties fo:language="en" fo:country="US" officeooo:rsid="00290829" officeooo:paragraph-rsid="00290829"/>
    </style:style>
    <style:style style:name="P14" style:family="paragraph" style:parent-style-name="Standard">
      <style:text-properties fo:language="en" fo:country="US" fo:font-weight="normal" officeooo:rsid="00290829" officeooo:paragraph-rsid="003b49fc" style:font-weight-asian="normal" style:font-weight-complex="normal"/>
    </style:style>
    <style:style style:name="P15" style:family="paragraph" style:parent-style-name="Standard">
      <style:text-properties officeooo:rsid="00290829" officeooo:paragraph-rsid="00290829"/>
    </style:style>
    <style:style style:name="P16" style:family="paragraph" style:parent-style-name="Standard">
      <style:text-properties officeooo:paragraph-rsid="00290829"/>
    </style:style>
    <style:style style:name="P17" style:family="paragraph" style:parent-style-name="Standard">
      <style:text-properties officeooo:rsid="0029948c" officeooo:paragraph-rsid="0026d9a0"/>
    </style:style>
    <style:style style:name="P18" style:family="paragraph" style:parent-style-name="Standard">
      <style:text-properties officeooo:rsid="002b17a1" officeooo:paragraph-rsid="002b17a1"/>
    </style:style>
    <style:style style:name="P19" style:family="paragraph" style:parent-style-name="Standard">
      <style:text-properties officeooo:rsid="002b17a1" officeooo:paragraph-rsid="0030405e"/>
    </style:style>
    <style:style style:name="P20" style:family="paragraph" style:parent-style-name="Standard">
      <style:text-properties officeooo:rsid="0030405e" officeooo:paragraph-rsid="0030405e"/>
    </style:style>
    <style:style style:name="P21" style:family="paragraph" style:parent-style-name="Text_20_body">
      <style:text-properties officeooo:rsid="0030405e" officeooo:paragraph-rsid="0030405e"/>
    </style:style>
    <style:style style:name="P22" style:family="paragraph" style:parent-style-name="Standard">
      <style:text-properties officeooo:rsid="003b49fc" officeooo:paragraph-rsid="003b49fc"/>
    </style:style>
    <style:style style:name="P23" style:family="paragraph" style:parent-style-name="Standard">
      <style:text-properties officeooo:rsid="003b49fc" officeooo:paragraph-rsid="003c909d"/>
    </style:style>
    <style:style style:name="P24" style:family="paragraph" style:parent-style-name="Standard">
      <style:text-properties officeooo:rsid="003b49fc" officeooo:paragraph-rsid="0040a2e4"/>
    </style:style>
    <style:style style:name="P25" style:family="paragraph" style:parent-style-name="Text_20_body">
      <style:text-properties officeooo:paragraph-rsid="0035f2dd"/>
    </style:style>
    <style:style style:name="P26" style:family="paragraph" style:parent-style-name="Text_20_body">
      <style:text-properties officeooo:rsid="0037c1ce" officeooo:paragraph-rsid="0037c1ce"/>
    </style:style>
    <style:style style:name="P27" style:family="paragraph" style:parent-style-name="Standard">
      <style:text-properties officeooo:rsid="0044da6e" officeooo:paragraph-rsid="0044da6e"/>
    </style:style>
    <style:style style:name="T1" style:family="text">
      <style:text-properties officeooo:rsid="0021f373"/>
    </style:style>
    <style:style style:name="T2" style:family="text">
      <style:text-properties officeooo:rsid="00240230"/>
    </style:style>
    <style:style style:name="T3" style:family="text">
      <style:text-properties officeooo:rsid="0025b81c"/>
    </style:style>
    <style:style style:name="T4" style:family="text">
      <style:text-properties officeooo:rsid="0026d9a0"/>
    </style:style>
    <style:style style:name="T5" style:family="text">
      <style:text-properties fo:color="#c9211e" loext:opacity="100%" officeooo:rsid="0025b81c"/>
    </style:style>
    <style:style style:name="T6" style:family="text">
      <style:text-properties fo:color="#c9211e" loext:opacity="100%" officeooo:rsid="0026d9a0"/>
    </style:style>
    <style:style style:name="T7" style:family="text">
      <style:text-properties officeooo:rsid="002a17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95ef2" style:font-weight-asian="bold" style:font-weight-complex="bold"/>
    </style:style>
    <style:style style:name="T10" style:family="text">
      <style:text-properties fo:font-weight="bold" officeooo:rsid="0040a2e4" style:font-weight-asian="bold" style:font-weight-complex="bold"/>
    </style:style>
    <style:style style:name="T11" style:family="text">
      <style:text-properties officeooo:rsid="002e55cd"/>
    </style:style>
    <style:style style:name="T12" style:family="text">
      <style:text-properties officeooo:rsid="0030405e"/>
    </style:style>
    <style:style style:name="T13" style:family="text">
      <style:text-properties officeooo:rsid="003322fa"/>
    </style:style>
    <style:style style:name="T14" style:family="text">
      <style:text-properties officeooo:rsid="0035f2dd"/>
    </style:style>
    <style:style style:name="T15" style:family="text">
      <style:text-properties style:text-position="super 58%" officeooo:rsid="0035f2dd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35f2dd"/>
    </style:style>
    <style:style style:name="T18" style:family="text">
      <style:text-properties officeooo:rsid="00395ef2"/>
    </style:style>
    <style:style style:name="T19" style:family="text">
      <style:text-properties officeooo:rsid="003b49fc"/>
    </style:style>
    <style:style style:name="T20" style:family="text">
      <style:text-properties officeooo:rsid="003c909d"/>
    </style:style>
    <style:style style:name="T21" style:family="text">
      <style:text-properties officeooo:rsid="0040a2e4"/>
    </style:style>
    <style:style style:name="T22" style:family="text">
      <style:text-properties officeooo:rsid="00438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all</text:p>
      <text:p text:style-name="Standard">import matplotlib.pyplot as plt</text:p>
      <text:p text:style-name="Standard"/>
      <text:p text:style-name="P27">Use <text:span text:style-name="T8">plt.stem(x, y)</text:span> to plot discrete specter</text:p>
      <text:p text:style-name="Standard"/>
      <text:p text:style-name="P2">Create Figure</text:p>
      <text:p text:style-name="P4">fig = plt.figure(id) – id: optional int/str, allows to have several figures(windows)</text:p>
      <text:p text:style-name="P4"/>
      <text:p text:style-name="P3">Create Plot(plt.Axes)</text:p>
      <text:p text:style-name="P5">axs = fix.subplots(rows, cols) → plt.Axes or ndarray of plt.Axes</text:p>
      <text:p text:style-name="P18">axs = fig.add_subplot()</text:p>
      <text:p text:style-name="P5"><text:span text:style-name="T1">axs</text:span>.set_title("2 plots") – <text:span text:style-name="T1">add title</text:span></text:p>
      <text:p text:style-name="P5"/>
      <text:h text:style-name="Heading_20_1" text:outline-level="1">2D plot</text:h>
      <text:p text:style-name="P18">axs = fig.add_subplot()</text:p>
      <text:p text:style-name="P5">axs.plot(x, y, label='square', color="red", marker='o') → list[Line2D]</text:p>
      <text:p text:style-name="P6">x, y – array or ndarray of coorinates</text:p>
      <text:p text:style-name="P7">label – caption on a legend(see below)</text:p>
      <text:p text:style-name="P7">color – color of a line, <text:span text:style-name="T2">name or #RRGGBB(in hex #1FBC20) format</text:span></text:p>
      <text:p text:style-name="P10">marker – to mark points: ./o/s(square)/x/+/1/2/3/4</text:p>
      <text:p text:style-name="P10"/>
      <text:p text:style-name="P11">axs.set_yscale('log')/<text:span text:style-name="T22">set_xscale(‘symlog’) – scales of axes</text:span></text:p>
      <text:p text:style-name="P9"/>
      <text:p text:style-name="P9">axs.set_xlabel("x label")/<text:span text:style-name="T4">set_ylabel(“y label”) – label axes</text:span></text:p>
      <text:p text:style-name="P22">axs.set_xticks([1, 2, 3])/set_yticks([…]) - values for ticks</text:p>
      <text:p text:style-name="P22"><text:tab/><text:span text:style-name="T10">or</text:span></text:p>
      <text:p text:style-name="P24">axs.get_xaxis()/get_<text:span text:style-name="T20">y</text:span>axis()</text:p>
      <text:p text:style-name="P24"><text:tab/>.set_visible(False) – <text:span text:style-name="T20">hide axis</text:span></text:p>
      <text:p text:style-name="P24"><text:tab/>.<text:span text:style-name="T21">set_ticks([...])</text:span></text:p>
      <text:p text:style-name="P23"><text:tab/>.set_ticklabels([…]) - <text:span text:style-name="T21">accept str(every tick will have caption instead of text)</text:span></text:p>
      <text:p text:style-name="P12"/>
      <text:p text:style-name="P15">axs.grid(True, linestyle='--', color='gray', linewidth=0.5) – enable major grid<text:line-break/>axs.grid(which='major', linestyle=':', color='green', linewidth=2)</text:p>
      <text:p text:style-name="P9"/>
      <text:p text:style-name="P13">axs.minorticks_on() - enable minor ticks</text:p>
      <text:p text:style-name="P15">axs.grid(which='minor', linestyle='--', color='gray', linewidth=0.5) – format minor grid, <text:span text:style-name="T9">also enables minor ticks</text:span></text:p>
      <text:p text:style-name="P14"><text:span text:style-name="T18">axs.minorticks_o</text:span><text:span text:style-name="T19">ff</text:span><text:span text:style-name="T18">() - </text:span><text:span text:style-name="T19">to disable</text:span></text:p>
      <text:p text:style-name="P16"><text:span text:style-name="T5"/></text:p>
      <text:p text:style-name="P8"><text:span text:style-name="T7">axs</text:span>.legend(loc='upper right') – <text:span text:style-name="T4">add legend, </text:span><text:span text:style-name="T6">u</text:span><text:span text:style-name="T5">se AFTER adding plots</text:span></text:p>
      <text:p text:style-name="P8"><text:span text:style-name="T5"/></text:p>
      <text:h text:style-name="Heading_20_1" text:outline-level="1"><text:span text:style-name="T3">2</text:span>D Polar</text:h>
      <text:p text:style-name="P25">axs = figure.add_subplot(projection='polar', theta_offset=np.pi * 0.5, theta_direction=-1) – <text:span text:style-name="T14">returns <text:s/><text:tab/>matplotlib.projections.polar.PolarAxes. theta_offset and theta_direction are opt. and define 0</text:span><text:span text:style-name="T15">o</text:span><text:span text:style-name="T17"> <text:tab/>position and positive angle direction</text:span></text:p>
      <text:p text:style-name="P26"><text:soft-page-break/><text:span text:style-name="T17">a</text:span><text:span text:style-name="T16">xs.plot(angles, radius)</text:span></text:p>
      <text:p text:style-name="P17"><text:span text:style-name="T5"/></text:p>
      <text:h text:style-name="Heading_20_1" text:outline-level="1">3D plot</text:h>
      <text:p text:style-name="P18">axs = fig.add_subplot(<text:span text:style-name="T8">projection=”3d”</text:span>) – <text:span text:style-name="T11">returns mpl_toolkits.mplot3d.axes3d.Axes3D</text:span></text:p>
      <text:p text:style-name="P18">axs.plot(x, y, z)</text:p>
      <text:p text:style-name="P18"/>
      <text:h text:style-name="Heading_20_1" text:outline-level="1">3D surface, <text:span text:style-name="T12">plot_trisurf()</text:span></text:h>
      <text:p text:style-name="P21">Allows to plot surface by point which belong the surface</text:p>
      <text:p text:style-name="P19">axs = fig.add_subplot(<text:span text:style-name="T8">projection=”3d”</text:span>) – <text:span text:style-name="T11">returns mpl_toolkits.mplot3d.axes3d.Axes3D</text:span></text:p>
      <text:p text:style-name="P20">axs.plot_trisurf(x, y, z) – x, y, z are 1D arrays. <text:span text:style-name="T13">Note: points (x, y) should not be on the same line</text:span></text:p>
      <text:p text:style-name="P21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23:43:02.325000000</meta:creation-date>
    <dc:date>2024-07-26T01:36:13.718000000</dc:date>
    <meta:editing-duration>PT18H6M42S</meta:editing-duration>
    <meta:editing-cycles>29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9" meta:word-count="234" meta:character-count="1990" meta:non-whitespace-character-count="1774"/>
  </office:meta>
</office:document-meta>
</file>